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5.715cm"/>
    </style:style>
    <style:style style:name="Table1.B" style:family="table-column">
      <style:table-column-properties style:column-width="4.128cm"/>
    </style:style>
    <style:style style:name="Table1.C" style:family="table-column">
      <style:table-column-properties style:column-width="3.664cm"/>
    </style:style>
    <style:style style:name="Table1.D" style:family="table-column">
      <style:table-column-properties style:column-width="3.507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6b5e9b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#b7b3c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#b7b3ca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9" style:family="table-cell">
      <style:table-cell-properties fo:background-color="#6b5e9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3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3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32" style:family="table-cell">
      <style:table-cell-properties fo:background-color="#6b5e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A3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9d6c4" officeooo:paragraph-rsid="0019d6c4"/>
    </style:style>
    <style:style style:name="P2" style:family="paragraph" style:parent-style-name="Standard">
      <style:paragraph-properties fo:text-align="start" style:justify-single-word="false"/>
      <style:text-properties officeooo:rsid="0019d6c4" officeooo:paragraph-rsid="0019d6c4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9d6c4" officeooo:paragraph-rsid="0019d6c4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9d6c4" officeooo:paragraph-rsid="0019d6c4"/>
    </style:style>
    <style:style style:name="P6" style:family="paragraph" style:parent-style-name="Table_20_Contents">
      <style:paragraph-properties fo:text-align="start" style:justify-single-word="false"/>
      <style:text-properties officeooo:rsid="001ad8cf" officeooo:paragraph-rsid="001ad8cf"/>
    </style:style>
    <style:style style:name="P7" style:family="paragraph" style:parent-style-name="Table_20_Contents">
      <style:paragraph-properties fo:text-align="start" style:justify-single-word="false"/>
      <style:text-properties officeooo:rsid="001c3fb1" officeooo:paragraph-rsid="001c3fb1"/>
    </style:style>
    <style:style style:name="P8" style:family="paragraph" style:parent-style-name="Table_20_Contents">
      <style:paragraph-properties fo:text-align="start" style:justify-single-word="false"/>
      <style:text-properties officeooo:rsid="001c6440" officeooo:paragraph-rsid="001c6440"/>
    </style:style>
    <style:style style:name="P9" style:family="paragraph" style:parent-style-name="Table_20_Contents">
      <style:paragraph-properties fo:text-align="start" style:justify-single-word="false"/>
      <style:text-properties officeooo:rsid="001d27a6" officeooo:paragraph-rsid="001d27a6"/>
    </style:style>
    <style:style style:name="P10" style:family="paragraph" style:parent-style-name="Table_20_Contents">
      <style:paragraph-properties fo:text-align="start" style:justify-single-word="false"/>
      <style:text-properties officeooo:rsid="00228cc7" officeooo:paragraph-rsid="00228cc7"/>
    </style:style>
    <style:style style:name="P11" style:family="paragraph" style:parent-style-name="Table_20_Contents">
      <style:paragraph-properties fo:text-align="start" style:justify-single-word="false"/>
      <style:text-properties officeooo:paragraph-rsid="00228cc7"/>
    </style:style>
    <style:style style:name="P12" style:family="paragraph" style:parent-style-name="Table_20_Contents">
      <style:paragraph-properties fo:text-align="start" style:justify-single-word="false"/>
      <style:text-properties officeooo:paragraph-rsid="001c3fb1"/>
    </style:style>
    <style:style style:name="P13" style:family="paragraph" style:parent-style-name="Table_20_Contents">
      <style:paragraph-properties fo:text-align="start" style:justify-single-word="false"/>
      <style:text-properties officeooo:paragraph-rsid="00274bac"/>
    </style:style>
    <style:style style:name="P14" style:family="paragraph" style:parent-style-name="Table_20_Contents">
      <style:paragraph-properties fo:text-align="start" style:justify-single-word="false"/>
      <style:text-properties officeooo:paragraph-rsid="0027b321"/>
    </style:style>
    <style:style style:name="P15" style:family="paragraph" style:parent-style-name="Table_20_Contents">
      <style:paragraph-properties fo:text-align="start" style:justify-single-word="false"/>
      <style:text-properties officeooo:paragraph-rsid="0019d6c4"/>
    </style:style>
    <style:style style:name="P16" style:family="paragraph" style:parent-style-name="Table_20_Contents">
      <style:paragraph-properties fo:text-align="start" style:justify-single-word="false"/>
      <style:text-properties officeooo:rsid="00257913" officeooo:paragraph-rsid="00257913"/>
    </style:style>
    <style:style style:name="P17" style:family="paragraph" style:parent-style-name="Table_20_Contents">
      <style:paragraph-properties fo:text-align="start" style:justify-single-word="false"/>
      <style:text-properties officeooo:rsid="001c3fb1" officeooo:paragraph-rsid="00274bac"/>
    </style:style>
    <style:style style:name="P18" style:family="paragraph" style:parent-style-name="Table_20_Contents">
      <style:paragraph-properties fo:text-align="start" style:justify-single-word="false"/>
      <style:text-properties officeooo:rsid="00274bac" officeooo:paragraph-rsid="00274bac"/>
    </style:style>
    <style:style style:name="P19" style:family="paragraph" style:parent-style-name="Table_20_Contents">
      <style:paragraph-properties fo:text-align="start" style:justify-single-word="false"/>
      <style:text-properties officeooo:rsid="00274bac" officeooo:paragraph-rsid="0027b321"/>
    </style:style>
    <style:style style:name="P20" style:family="paragraph" style:parent-style-name="Table_20_Contents">
      <style:paragraph-properties fo:text-align="start" style:justify-single-word="false"/>
      <style:text-properties officeooo:rsid="0027b321" officeooo:paragraph-rsid="0027b321"/>
    </style:style>
    <style:style style:name="T1" style:family="text">
      <style:text-properties officeooo:rsid="001d27a6"/>
    </style:style>
    <style:style style:name="T2" style:family="text">
      <style:text-properties officeooo:rsid="00228cc7"/>
    </style:style>
    <style:style style:name="T3" style:family="text">
      <style:text-properties officeooo:rsid="00237649"/>
    </style:style>
    <style:style style:name="T4" style:family="text">
      <style:text-properties officeooo:rsid="002395e8"/>
    </style:style>
    <style:style style:name="T5" style:family="text">
      <style:text-properties officeooo:rsid="00257913"/>
    </style:style>
    <style:style style:name="T6" style:family="text">
      <style:text-properties officeooo:rsid="00274bac"/>
    </style:style>
    <style:style style:name="T7" style:family="text">
      <style:text-properties officeooo:rsid="0019d6c4"/>
    </style:style>
    <style:style style:name="T8" style:family="text">
      <style:text-properties officeooo:rsid="001c3fb1"/>
    </style:style>
    <style:style style:name="T9" style:family="text">
      <style:text-properties officeooo:rsid="0027b32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te-Rendu de <text:span text:style-name="T1">R</text:span>éun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5"><text:span text:style-name="T7">Sujet de la réunion: </text:span><text:span text:style-name="T9">R</text:span><text:span text:style-name="T5">épartition </text:span><text:span text:style-name="T9">t</text:span><text:span text:style-name="T5">ravail rédaction du cdc </text:span><text:span text:style-name="T6">et présentation divers travaux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Date: <text:span text:style-name="T5">09/11/2020</text:span></text:p>
          </table:table-cell>
          <table:table-cell table:style-name="Table1.A2" office:value-type="string">
            <text:p text:style-name="P5">Heure: <text:span text:style-name="T5">14h</text:span></text:p>
          </table:table-cell>
          <table:table-cell table:style-name="Table1.C2" table:number-columns-spanned="2" office:value-type="string">
            <text:p text:style-name="P5">Lieu: <text:span text:style-name="T5">Télétravail</text:span></text:p>
          </table:table-cell>
          <table:covered-table-cell/>
        </table:table-row>
        <table:table-row table:style-name="Table1.1">
          <table:table-cell table:style-name="Table1.A13" office:value-type="string">
            <text:p text:style-name="P6">Réunion organisée par</text:p>
          </table:table-cell>
          <table:table-cell table:style-name="Table1.B3" table:number-columns-spanned="3" office:value-type="string">
            <text:p text:style-name="P16">Vincent Commin et Florian Legendre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6">Type de réunion</text:p>
          </table:table-cell>
          <table:table-cell table:style-name="Table1.B4" table:number-columns-spanned="3" office:value-type="string">
            <text:p text:style-name="P16">Brainstorming</text:p>
          </table:table-cell>
          <table:covered-table-cell/>
          <table:covered-table-cell/>
        </table:table-row>
        <table:table-row table:style-name="Table1.1">
          <table:table-cell table:style-name="Table1.A13" office:value-type="string">
            <text:p text:style-name="P6">Secrétaire</text:p>
          </table:table-cell>
          <table:table-cell table:style-name="Table1.B5" table:number-columns-spanned="3" office:value-type="string">
            <text:p text:style-name="P16">Florian Legendre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6">Participants</text:p>
          </table:table-cell>
          <table:table-cell table:style-name="Table1.B6" table:number-columns-spanned="3" office:value-type="string">
            <text:p text:style-name="P16">Yann B., Louis L., Thomas L., Vincent C., Florian L.</text:p>
          </table:table-cell>
          <table:covered-table-cell/>
          <table:covered-table-cell/>
        </table:table-row>
        <table:table-row table:style-name="Table1.1">
          <table:table-cell table:style-name="Table1.A13" office:value-type="string">
            <text:p text:style-name="P6">Absents</text:p>
          </table:table-cell>
          <table:table-cell table:style-name="Table1.B7" table:number-columns-spanned="3" office:value-type="string">
            <text:p text:style-name="P4">/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6">Excusés</text:p>
          </table:table-cell>
          <table:table-cell table:style-name="Table1.B8" table:number-columns-spanned="3" office:value-type="string">
            <text:p text:style-name="P4">/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4" office:value-type="string">
            <text:p text:style-name="P17">Ordre du jour: <text:span text:style-name="T6">R</text:span><text:span text:style-name="T5">épartition du travail pour la rédaction du cdc </text:span><text:span text:style-name="T6">(cahier des charges)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2"><text:span text:style-name="T8">Temps imparti: </text:span><text:span text:style-name="T6">20mn</text:span></text:p>
          </table:table-cell>
          <table:table-cell table:style-name="Table1.C2" table:number-columns-spanned="3" office:value-type="string">
            <text:p text:style-name="P7">Présentateur: <text:span text:style-name="T6">Florian Legendre</text:span></text:p>
          </table:table-cell>
          <table:covered-table-cell/>
          <table:covered-table-cell/>
        </table:table-row>
        <table:table-row table:style-name="Table1.1">
          <table:table-cell table:style-name="Table1.A13" office:value-type="string">
            <text:p text:style-name="P7">Discussion: </text:p>
          </table:table-cell>
          <table:table-cell table:style-name="Table1.B11" table:number-columns-spanned="3" office:value-type="string">
            <text:p text:style-name="P18">Questions de Vincent sur les coûts → faut-il écrire les </text:p>
          </table:table-cell>
          <table:covered-table-cell/>
          <table:covered-table-cell/>
        </table:table-row>
        <table:table-row table:style-name="Table1.1">
          <table:table-cell table:style-name="Table1.A12" table:number-columns-spanned="4" office:value-type="string">
            <text:p text:style-name="P18">coûts réels ou les coûts qu’une entreprise aurait à assumer?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3" office:value-type="string">
            <text:p text:style-name="P8">Conclusions</text:p>
          </table:table-cell>
          <table:table-cell table:style-name="Table1.B13" table:number-columns-spanned="3" office:value-type="string">
            <text:p text:style-name="P19"><text:s/>Réponse : tableau à deux entrées où on fait les deux 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8">Points d’action</text:p>
          </table:table-cell>
          <table:covered-table-cell/>
          <table:table-cell table:style-name="Table1.A2" office:value-type="string">
            <text:p text:style-name="P8">Responsable</text:p>
          </table:table-cell>
          <table:table-cell table:style-name="Table1.C2" office:value-type="string">
            <text:p text:style-name="P8">Délai à respecter</text:p>
          </table:table-cell>
        </table:table-row>
        <table:table-row table:style-name="Table1.1">
          <table:table-cell table:style-name="Table1.A15" table:number-columns-spanned="2" office:value-type="string">
            <text:p text:style-name="P10">Rédaction partie 4 du cdc</text:p>
          </table:table-cell>
          <table:covered-table-cell/>
          <table:table-cell table:style-name="Table1.C15" office:value-type="string">
            <text:p text:style-name="P10">Florian Legendre</text:p>
          </table:table-cell>
          <table:table-cell table:style-name="Table1.D15" office:value-type="string">
            <text:p text:style-name="P20">11/11/2020</text:p>
          </table:table-cell>
        </table:table-row>
        <table:table-row table:style-name="Table1.1">
          <table:table-cell table:style-name="Table1.A19" table:number-columns-spanned="2" office:value-type="string">
            <text:p text:style-name="P10">Rédaction 7 et 8 du cdc</text:p>
          </table:table-cell>
          <table:covered-table-cell/>
          <table:table-cell table:style-name="Table1.C19" office:value-type="string">
            <text:p text:style-name="P10">Yann Berthelot</text:p>
          </table:table-cell>
          <table:table-cell table:style-name="Table1.D19" office:value-type="string">
            <text:p text:style-name="P20">11/11/2020</text:p>
          </table:table-cell>
        </table:table-row>
        <table:table-row table:style-name="Table1.1">
          <table:table-cell table:style-name="Table1.A19" table:number-columns-spanned="2" office:value-type="string">
            <text:p text:style-name="P10">Rédaction 2 du cdc</text:p>
          </table:table-cell>
          <table:covered-table-cell/>
          <table:table-cell table:style-name="Table1.C19" office:value-type="string">
            <text:p text:style-name="P10">Vincent Commin</text:p>
          </table:table-cell>
          <table:table-cell table:style-name="Table1.D19" office:value-type="string">
            <text:p text:style-name="P20">11/11/2020</text:p>
          </table:table-cell>
        </table:table-row>
        <table:table-row table:style-name="Table1.1">
          <table:table-cell table:style-name="Table1.A19" table:number-columns-spanned="2" office:value-type="string">
            <text:p text:style-name="P11"><text:span text:style-name="T2">Rédaction 5 du cdc </text:span><text:span text:style-name="T3">+ </text:span><text:span text:style-name="T4">Refaire p</text:span><text:span text:style-name="T3">lan interface</text:span></text:p>
          </table:table-cell>
          <table:covered-table-cell/>
          <table:table-cell table:style-name="Table1.C19" office:value-type="string">
            <text:p text:style-name="P10">Louis Leenardt</text:p>
          </table:table-cell>
          <table:table-cell table:style-name="Table1.D19" office:value-type="string">
            <text:p text:style-name="P20">11/11/2020</text:p>
          </table:table-cell>
        </table:table-row>
        <table:table-row table:style-name="Table1.1">
          <table:table-cell table:style-name="Table1.A19" table:number-columns-spanned="2" office:value-type="string">
            <text:p text:style-name="P10">Rédaction 6 du cdc</text:p>
          </table:table-cell>
          <table:covered-table-cell/>
          <table:table-cell table:style-name="Table1.C19" office:value-type="string">
            <text:p text:style-name="P10">Thomas Luneteau</text:p>
          </table:table-cell>
          <table:table-cell table:style-name="Table1.D19" office:value-type="string">
            <text:p text:style-name="P20">11/11/2020</text:p>
          </table:table-cell>
        </table:table-row>
        <table:table-row table:style-name="Table1.1">
          <table:table-cell table:style-name="Table1.A9" table:number-columns-spanned="4" office:value-type="string">
            <text:p text:style-name="P12"><text:span text:style-name="T8">Ordre du jour: </text:span><text:span text:style-name="T9">D</text:span><text:span text:style-name="T6">iagramme de Gantt du projet </text:span><text:span text:style-name="T9">et 1ers</text:span><text:span text:style-name="T6"> éléments de la spéc, fonctionnell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Temps imparti: <text:span text:style-name="T6">40mn</text:span></text:p>
          </table:table-cell>
          <table:table-cell table:style-name="Table1.C2" table:number-columns-spanned="3" office:value-type="string">
            <text:p text:style-name="P7">Présentateur: <text:span text:style-name="T6">Florian L. et Vincent C. + Louis L.</text:span></text:p>
          </table:table-cell>
          <table:covered-table-cell/>
          <table:covered-table-cell/>
        </table:table-row>
        <table:table-row table:style-name="Table1.1">
          <table:table-cell table:style-name="Table1.A22" office:value-type="string">
            <text:p text:style-name="P7">Discussion: </text:p>
          </table:table-cell>
          <table:table-cell table:style-name="Table1.B22" table:number-columns-spanned="3" office:value-type="string">
            <text:p text:style-name="P20">Présentation du diagramme de Gantt, questions, apports</text:p>
          </table:table-cell>
          <table:covered-table-cell/>
          <table:covered-table-cell/>
        </table:table-row>
        <table:table-row table:style-name="Table1.1">
          <table:table-cell table:style-name="Table1.A23" table:number-columns-spanned="4" office:value-type="string">
            <text:p text:style-name="P14"><text:span text:style-name="T9">éventuels sur ce diagramme. Discussion autour de Kotlin, un langage candidat pour 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4" table:number-columns-spanned="4" office:value-type="string">
            <text:p text:style-name="P14"><text:span text:style-name="T9">l’implémentation de Gymaths.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5" office:value-type="string">
            <text:p text:style-name="P8">Conclusions</text:p>
          </table:table-cell>
          <table:table-cell table:style-name="Table1.B25" table:number-columns-spanned="3" office:value-type="string">
            <text:p text:style-name="P20">La phase de spécifications fonctionnelles (deux semaines)</text:p>
          </table:table-cell>
          <table:covered-table-cell/>
          <table:covered-table-cell/>
        </table:table-row>
        <table:table-row table:style-name="Table1.1">
          <table:table-cell table:style-name="Table1.A26" table:number-columns-spanned="4" office:value-type="string">
            <text:p text:style-name="P14"><text:span text:style-name="T9">sera probablement trop courte compte tenu de notre manque d’expérience. Dans tous les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8" table:number-columns-spanned="4" office:value-type="string">
            <text:p text:style-name="P14"><text:span text:style-name="T9">cas la production doit commencer en Janvier. Kotlin semble être désigné pour ce-dernier.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8" table:number-columns-spanned="4" office:value-type="string">
            <text:p text:style-name="P20">Un entretien avec notre tuteur est envisagé pour nous assister sur ce point technique.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8">Points d’action</text:p>
          </table:table-cell>
          <table:covered-table-cell/>
          <table:table-cell table:style-name="Table1.A2" office:value-type="string">
            <text:p text:style-name="P8">Responsable</text:p>
          </table:table-cell>
          <table:table-cell table:style-name="Table1.C2" office:value-type="string">
            <text:p text:style-name="P8">Délai à respecter</text:p>
          </table:table-cell>
        </table:table-row>
        <table:table-row table:style-name="Table1.1">
          <table:table-cell table:style-name="Table1.A31" table:number-columns-spanned="2" office:value-type="string">
            <text:p text:style-name="P20">Test de Kotlin</text:p>
          </table:table-cell>
          <table:covered-table-cell/>
          <table:table-cell table:style-name="Table1.C31" office:value-type="string">
            <text:p text:style-name="P20">Louis Leenardt</text:p>
          </table:table-cell>
          <table:table-cell table:style-name="Table1.D31" office:value-type="string">
            <text:p text:style-name="P20">27/11/2020</text:p>
          </table:table-cell>
        </table:table-row>
        <table:table-row table:style-name="Table1.1">
          <table:table-cell table:style-name="Table1.A31" table:number-columns-spanned="2" office:value-type="string">
            <text:p text:style-name="P20">Prise de rdv avec tuteur</text:p>
          </table:table-cell>
          <table:covered-table-cell/>
          <table:table-cell table:style-name="Table1.C31" office:value-type="string">
            <text:p text:style-name="P20">Florian Legendre</text:p>
          </table:table-cell>
          <table:table-cell table:style-name="Table1.D31" office:value-type="string">
            <text:p text:style-name="P20">27/11/2020</text:p>
          </table:table-cell>
        </table:table-row>
        <table:table-row table:style-name="Table1.1">
          <table:table-cell table:style-name="Table1.A32" office:value-type="string">
            <text:p text:style-name="P8">Date proch.: <text:span text:style-name="T9">11/11/2020</text:span></text:p>
          </table:table-cell>
          <table:table-cell table:style-name="Table1.A32" office:value-type="string">
            <text:p text:style-name="P8">Heure : <text:span text:style-name="T9">14h</text:span></text:p>
          </table:table-cell>
          <table:table-cell table:style-name="Table1.A9" table:number-columns-spanned="2" office:value-type="string">
            <text:p text:style-name="P8">Lieu : <text:span text:style-name="T9">Télétravail</text:span></text:p>
          </table:table-cell>
          <table:covered-table-cell/>
        </table:table-row>
        <table:table-row table:style-name="Table1.1">
          <table:table-cell table:style-name="Table1.A33" office:value-type="string">
            <text:p text:style-name="P9">Points à aborder: </text:p>
          </table:table-cell>
          <table:table-cell table:style-name="Table1.B33" table:number-columns-spanned="3" office:value-type="string">
            <text:p text:style-name="P20">Lecture 1ère version du cahier des charges, corrections et</text:p>
          </table:table-cell>
          <table:covered-table-cell/>
          <table:covered-table-cell/>
        </table:table-row>
        <table:table-row table:style-name="Table1.1">
          <table:table-cell table:style-name="Table1.A34" table:number-columns-spanned="4" office:value-type="string">
            <text:p text:style-name="P20">Modifications mutuelles, envoi au tuteur.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6:05:07.559400931</meta:creation-date>
    <dc:date>2020-11-09T15:23:25.741598506</dc:date>
    <meta:editing-duration>PT59M54S</meta:editing-duration>
    <meta:editing-cycles>13</meta:editing-cycles>
    <meta:generator>LibreOffice/6.4.6.2$Linux_X86_64 LibreOffice_project/40$Build-2</meta:generator>
    <meta:document-statistic meta:table-count="1" meta:image-count="0" meta:object-count="0" meta:page-count="1" meta:paragraph-count="70" meta:word-count="297" meta:character-count="1919" meta:non-whitespace-character-count="1684"/>
  </office:meta>
</office:document-meta>
</file>